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6d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sort_alf_to_C_identified_ful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4" table:number-columns-repeated="5" table:default-cell-style-name="Default"/>
        <table:table-row table:style-name="ro1">
          <table:table-cell table:style-name="Default" office:value-type="string" calcext:value-type="string">
            <text:p>Basic Block insertsort bb0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>
            <text:p>bb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  while(i &lt;= 10){</text:p>
            <text:p/>
          </table:table-cell>
          <table:table-cell table:style-name="ce1"/>
          <table:table-cell table:style-name="Default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1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2" office:value-type="string" calcext:value-type="string">
            <text:p>bb1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  while(i &lt;= 10){</text:p>
            <text:p/>
          </table:table-cell>
          <table:table-cell table:style-name="ce2"/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2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3" office:value-type="string" calcext:value-type="string">
            <text:p>bb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      while (a[j] &lt; a[j-1]){</text:p>
            <text:p/>
          </table:table-cell>
          <table:table-cell table:style-name="ce3"/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3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>
            <text:p>bb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      while (a[j] &lt; a[j-1]){</text:p>
            <text:p/>
          </table:table-cell>
          <table:table-cell table:style-name="ce1"/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bb3::7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      while (a[j] &lt; a[j-1]){</text:p>
            <text:p/>
          </table:table-cell>
          <table:table-cell table:style-name="ce1"/>
          <table:covered-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bb3::9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      while (a[j] &lt; a[j-1]){</text:p>
            <text:p/>
          </table:table-cell>
          <table:table-cell table:style-name="ce1"/>
          <table:covered-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12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bb12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office:string-value="temp = a[j];&#10;" calcext:value-type="string">
            <text:p>temp = a[j];</text:p>
            <text:p/>
          </table:table-cell>
          <table:table-cell table:style-name="ce4" table:number-columns-repeated="2"/>
          <table:table-cell/>
          <table:table-cell office:value-type="string" calcext:value-type="string">
            <text:p>Tempo do corpo + segunda iteração do bb3.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bb12::10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office:string-value="a[j] = a[j-1];&#10;" calcext:value-type="string">
            <text:p>a[j] = a[j-1];</text:p>
            <text:p/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bb12::14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office:string-value="a[j-1] = temp;&#10;" calcext:value-type="string">
            <text:p>a[j-1] = temp;</text:p>
            <text:p/>
          </table:table-cell>
          <table:table-cell table:style-name="ce4" table:number-columns-repeated="2"/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+</text:p>
          </table:table-cell>
          <table:table-cell office:value-type="float" office:value="33" calcext:value-type="float">
            <text:p>33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ce4" office:value-type="string" calcext:value-type="string">
            <text:p>bb12::15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office:string-value="j--;&#10;" calcext:value-type="string">
            <text:p>j--;</text:p>
            <text:p/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bb12::17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      }</text:p>
            <text:p/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bb12::17:::1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      }</text:p>
            <text:p/>
          </table:table-cell>
          <table:table-cell table:style-name="ce4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bb12::7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office:string-value="a[j] = a[j-1];&#10;" calcext:value-type="string">
            <text:p>a[j] = a[j-1];</text:p>
            <text:p/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26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4" office:value-type="string" calcext:value-type="string">
            <text:p>bb26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      i++;</text:p>
            <text:p/>
          </table:table-cell>
          <table:table-cell table:style-name="ce4" table:number-columns-repeated="2"/>
          <table:table-cell/>
          <table:table-cell office:value-type="string" calcext:value-type="string">
            <text:p>bb26 e segunda iteração do bb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bb26::2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  }</text:p>
            <text:p/>
          </table:table-cell>
          <table:table-cell table:style-name="ce4" table:number-columns-repeated="2"/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4" office:value-type="string" calcext:value-type="string">
            <text:p>bb26::2:::1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  }</text:p>
            <text:p/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insertsort bb28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style-name="ce1" office:value-type="string" calcext:value-type="string">
            <text:p>bb28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}</text:p>
            <text:p/>
          </table:table-cell>
          <table:table-cell table:style-name="ce1"/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sic Block main bb0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  a[0] = 0;   /* assume all data is positive */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1</text:p>
          </table:table-cell>
          <table:table-cell office:value-type="string" calcext:value-type="string">
            <text:p>L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  a[1] = 11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10</text:p>
          </table:table-cell>
          <table:table-cell office:value-type="string" calcext:value-type="string">
            <text:p>Li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  a[10]=2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11</text:p>
          </table:table-cell>
          <table:table-cell office:value-type="string" calcext:value-type="string">
            <text:p>L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  insertsort()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12</text:p>
          </table:table-cell>
          <table:table-cell office:value-type="string" calcext:value-type="string">
            <text:p>Li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  return 1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2</text:p>
          </table:table-cell>
          <table:table-cell office:value-type="string" calcext:value-type="string">
            <text:p>Li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  a[2]=10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3</text:p>
          </table:table-cell>
          <table:table-cell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  a[3]=9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4</text:p>
          </table:table-cell>
          <table:table-cell office:value-type="string" calcext:value-type="string">
            <text:p>Li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  a[4]=8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5</text:p>
          </table:table-cell>
          <table:table-cell office:value-type="string" calcext:value-type="string">
            <text:p>Li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  a[5]=7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6</text:p>
          </table:table-cell>
          <table:table-cell office:value-type="string" calcext:value-type="string">
            <text:p>Lin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  a[6]=6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7</text:p>
          </table:table-cell>
          <table:table-cell office:value-type="string" calcext:value-type="string">
            <text:p>Li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  a[7]=5;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8</text:p>
          </table:table-cell>
          <table:table-cell office:value-type="string" calcext:value-type="string">
            <text:p>L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  a[8] =4; </text:p>
            <text:p/>
          </table:table-cell>
          <table:table-cell table:number-columns-repeated="7"/>
        </table:table-row>
        <table:table-row table:style-name="ro2">
          <table:table-cell office:value-type="string" calcext:value-type="string">
            <text:p>bb0::9</text:p>
          </table:table-cell>
          <table:table-cell office:value-type="string" calcext:value-type="string">
            <text:p>Li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  a[9]=3; </text:p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0-31T12:40:15.684000000</dc:date>
    <meta:editing-duration>PT4M16S</meta:editing-duration>
    <meta:editing-cycles>2</meta:editing-cycles>
    <meta:document-statistic meta:table-count="1" meta:cell-count="143" meta:object-count="0"/>
  </office:meta>
</office:document-meta>
</file>